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style:font-name="Verdana" style:font-name-asian="Verdana1" style:font-name-complex="Verdana1"/>
    </style:style>
    <style:style style:name="P2" style:family="paragraph" style:parent-style-name="Standard">
      <style:text-properties style:font-name="Verdana" fo:font-weight="bold" style:font-name-asian="Verdana1" style:font-weight-asian="bold" style:font-name-complex="Verdana1"/>
    </style:style>
    <style:style style:name="P3" style:family="paragraph" style:parent-style-name="Standard" style:master-page-name="Standard">
      <style:paragraph-properties style:page-number="1"/>
      <style:text-properties style:font-name="Verdana" fo:font-weight="bold" style:font-name-asian="Verdana1" style:font-weight-asian="bold" style:font-name-complex="Verdana1"/>
    </style:style>
    <style:style style:name="P4" style:family="paragraph" style:parent-style-name="Standard">
      <style:text-properties style:text-line-through-style="none" style:text-line-through-type="none" style:font-name="DejaVu Sans" fo:font-size="12pt" style:text-underline-style="none" style:text-blinking="false" fo:background-color="transparent" style:font-name-asian="Arial" style:font-name-complex="Arial"/>
    </style:style>
    <style:style style:name="T1" style:family="text">
      <style:text-properties fo:font-size="14pt" officeooo:rsid="001931c7" style:font-size-asian="14pt" style:font-size-complex="14pt"/>
    </style:style>
    <style:style style:name="T2" style:family="text">
      <style:text-properties style:text-line-through-style="none" style:text-line-through-type="none" style:font-name="DejaVu Sans" fo:font-size="12pt" style:text-underline-style="none" style:text-blinking="false" fo:background-color="transparent" loext:char-shading-value="0" style:font-name-asian="Arial" style:font-name-complex="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Que Es Tantra Maya?</text:p>
      <text:p text:style-name="P1"/>
      <text:p text:style-name="P1">En 1993 me inicié en la tradición de Rajadhiraja Tantra Yoga. Yo era estudiante en Austin en aquel tiempo. Adopté un estilo de vida vegetariano muy saludable sin drogas ni alcohol. Unos meses después, el kundalini comenzó con lo que sería un despertar muy largo e intenso. Como un estudiante de psicología y literatura mundial, había oído hablar del kundalini y otras energías místicas pero nunca había pensado que fueran fuerzas reales y vivas. Pensé que era sólo simbolismo interesante arcaico, y no una fuerza real en el cuerpo humano que se eleva a través de la columna vertebral para despertar estados superiores de conciencia. El símbolo universal de esta fuerza es la serpiente. Se dice que es una fuerza secreta, espiritual, bajo la superficie de la conciencia, como una serpiente enroscada. El kundalini es la inteligencia fundamental detrás de la vida y la evolución, a la espera de ser despertada cuando la mente finalmente desea liberarse de las ataduras mentales finitas. Como este "poder de la serpiente" divino se eleva a través de la columna vertebral, uno experimenta estados de realización espiritual profunda. Para el yogui, el kundalini es la fuerza que une lo humano con lo divino. Un día después de clases y una breve meditación, en la que yo era simplemente un principiante, me acosté en la espalda debido al agotamiento. Sentí una fuerza suave comenzando a subir por mi columna vertebral. Mientras este punto de energía blanca y suave se levantaba en la región torácica de la columna vertebral, comencé a escuchar el sonido sagrado OM. Sentí miedo porque sólo había Om y nada más. Abrí los ojos, pero no podía ver nada. Mi facultades de la vista y el oído se unificaron y sólo existían Om. Yo me estaba disolviendo en una fuerza que estaba vibrando dentro de cada partícula del universo. Fue estático y estimulante pero aterrador. Sentí toda mi identidad desapareciendo y sentí que no regresaría jamás. El kundalini estaba entrando en la médula. Empecé a repetir mi mantra para la meditación, pero esto sólo hizo la experiencia más intensa. En lugar de ello, empecé a repetir mi nombre del nacimiento, William Enckhausen, repetidamente y trataba de recordar que yo era un estudiante en Austin, Texas, en el plano físico de la realidad. El kundalini comenzó a volver a bajar a la vez que el Om disminuye. Yo no podía aguantar más. Después de esa experiencia me sentí muy confiado, pero al mismo tiempo experimenté un montón de confusión mental. Fue una agitación muy productiva en que los recuerdos negativos de todo mi pasado estaban siendo purgados y purificados rápidamente. Empecé a sentirme completamente pleno, que ya había vivido una vida muy completa. La segunda vez que el kundalini se levantó fue unos meses más tarde. Yo vi la misma luz en mi columna vertebral, aunque esta vez se trataba de un punto infinitamente pequeño. La realidad física desapareció y empecé a "ver" desde la corona de la cabeza un pájaro turquesa volar cada vez más cerca, mientras el punto subía más y más alto. El ave se posó en la corona de mi cabeza al mismo tiempo que el punto se levantó al mismo lugar. El cielo y la tierra se habían reunido y yo estaba perdido en una red infinita de vibración de sonido en el que ya no se podía ver incluso esta visión hermosa. Mi último pensamiento antes de perder la conciencia fue que no sólo el mundo exterior, sino también el mundo interior de la visión, eran de formas que parecían Mesoamericanas. Sólo años más tarde aprendí del concepto maya de kundalini, lo que ellos llaman Quetzalcoatl, la Serpiente Emplumada. El quetzal es un pájaro <text:soft-page-break/>turquesa del sur de Mexico que a menudo esta mostrada como la mitad pájaro y la mitad serpiente. El quetzal-kundalini es lo que despierte el espíritu interno y vuele solo hacia el cielo infinito. El tantra maya, como el tantra y el taoísmo, fue desarrollado por personas que no poseían casi nada y vivían en los bosques o en las montañas. Siempre encuentro esto como una fuente de inspiración y espero que otros puedan ver que hay un gran potencial para encontrar formas prácticas de la espiritualidad que no son productos de la dialéctica histórica, que no fueron creados para la comodidad del imperio, o para el confort de la clase gobernante, o, en tiempos modernos, el mercado pseudo-espiritual. No pido que todos se conviertan en ascetas como los yoguis y taoístas, pero si pueden encontrar la felicidad con casi nada, entonces quizás aquellos de nosotros que sean más cómodos aún miserables empezamos a entender de lo que están hablando estos "inadaptados." La meditación maya, o tantra maya es una síntesis entre las antiguas prácticas espirituales de los mayas y la meditación clásica de tantra de la india. Tantra es una combinación de dos palabras sánscritas, “tan” y “tra.” Tan significa inercia. Tra significa expansión. Tantra, por eso, es la práctica de expandir la consciencia desde la inercia. Es el sistema de la meditación y la yoga racional e ética para evolucionar la mente. Uno puede interpretar "maya" como las prácticas espirituales del pueblo maya. Aunque personalmente no conozco bien la cultura maya, estas prácticas ocultas de las selvas y bosques de Mesoamérica se han transmitido a través de linajes durante siglos y son notablemente similares a las prácticas esotéricas de las formas asiáticas de tantra. Son tradiciones de la práctica espiritual y la curación que han pasado por muchos siglos de maestros a discípulos. Cuando yo escribo sobre tantra maya, yo interpreto "maya" según la definición sánscrito: el misterio divino de la forma en que el ser infinito se esconde en el reino finito a través de cada ser sólo para desear finalmente un retorno a un estado de unidad esencial con la conciencia infinita. Por eso, tantra maya es el estudio avanzada de tantra como ciencia intuitiva universal igual como la práctica meditativa de las mayas. Tantra Yoga, igual como tantra maya, fue desarrollado en las selvas por místicos y curanderos que vivieron en armonía con la naturaleza. Tambièn las posturas de ejercicios y meditación de ambos sistemas tienen los nombres de animales que vivieron cerca de los yogis. Los dos sistemas son ciencias prácticas en que el practicante sigue ciertas disciplinas con la meditación para descubrir y verificar el conocimiento teórico de estas prácticas y tradiciones. Yo he desarrollado un sistema básico de meditación y yoga como síntesis de estas dos tradiciones. En mis libros he intentado explicar la profundidad de esas filosofías tántricas en términos de la psicología moderna, humanista. La práctica de Tantra Maya Tambièn incluye la sanación, herbología, y astrología. Todo es una sola ciencia intuitiva. Aprendí las técnicas de meditación necesarias para empezar a entender la astrología, que es una ciencia intuitiva que necesita la experiencia directa, mística. Se requiere que uno pueda entregar su vida personal, microcósmica hacìa el macrocosmos; el universo vivo y entero. Este tipo de experiencia mística era muy diferente de lo que yo había entendido previamente como el misticismo. Supongo que mis ideas eran más clásicas. Siempre me gustaron los Upanishads, Toaism y contemplativos como Meister Eckhart, Plotinus, and Ramana Maharshi. En mi opinión, representaban el conocimiento espiritual más refinada. <text:s/>Tantra maya es una forma muy elevada del misticismo natural. Su propósito es entender la pura <text:soft-page-break/>subjetividad del "yo" interior, como en el misticismo clásico, sin embargo, al mismo tiempo desarrollar una profunda conexión con la creación natural. Uno contempla el espíritu dentro para la autorrealización, mientras que uno se conecta a los reinos sutiles de la naturaleza para trabajar y servir al macrocosmos.</text:p>
      <text:p text:style-name="P2"/>
      <text:p text:style-name="P2"/>
      <text:p text:style-name="P4"><text:a xlink:type="simple" xlink:href="https://mega.nz/folder/SdoxBAba#i0aGD1umAgKgi6zTagEmgg" text:style-name="Internet_20_link" text:visited-style-name="Visited_20_Internet_20_Link"> </text:a><text:a xlink:type="simple" xlink:href="https://workdrive.zohoexternal.com/folder/ozop1d1dd3540879e463e8afd00a0e758ebf5" text:style-name="Internet_20_link" text:visited-style-name="Visited_20_Internet_20_Link">Todos los libros y ensayos</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MX"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date>2021-12-13T20:41:43.915102703</dc:date>
    <meta:editing-duration>PT6M2S</meta:editing-duration>
    <meta:editing-cycles>2</meta:editing-cycles>
    <meta:document-statistic meta:table-count="0" meta:image-count="0" meta:object-count="0" meta:page-count="3" meta:paragraph-count="3" meta:word-count="1282" meta:character-count="7742" meta:non-whitespace-character-count="6461"/>
  </office:meta>
</office:document-meta>
</file>